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798cm"/>
    </style:style>
    <style:style style:name="co4" style:family="table-column">
      <style:table-column-properties fo:break-before="auto" style:column-width="1.983cm"/>
    </style:style>
    <style:style style:name="co5" style:family="table-column">
      <style:table-column-properties fo:break-before="auto" style:column-width="2.997cm"/>
    </style:style>
    <style:style style:name="co6" style:family="table-column">
      <style:table-column-properties fo:break-before="auto" style:column-width="3.18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number:min-decimal-places="2" number:min-integer-digits="1" number:grouping="true"/>
    </number:number-style>
    <style:style style:name="ce1" style:family="table-cell" style:parent-style-name="Default" style:data-style-name="N4"/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시트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4" table:default-cell-style-name="Default"/>
        <table:table-column table:style-name="co5" table:number-columns-repeated="2" table:default-cell-style-name="Default"/>
        <table:table-column table:style-name="co5" table:default-cell-style-name="ce2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alpha</text:p>
          </table:table-cell>
          <table:table-cell office:value-type="string" calcext:value-type="string">
            <text:p>accept_rate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stop criterion</text:p>
          </table:table-cell>
          <table:table-cell office:value-type="string" calcext:value-type="string">
            <text:p>neighbor_sol</text:p>
          </table:table-cell>
          <table:table-cell office:value-type="string" calcext:value-type="string">
            <text:p>initial_sol</text:p>
          </table:table-cell>
          <table:table-cell office:value-type="string" calcext:value-type="string">
            <text:p>Runtime_50</text:p>
          </table:table-cell>
          <table:table-cell office:value-type="string" calcext:value-type="string">
            <text:p>Runtime_75</text:p>
          </table:table-cell>
          <table:table-cell office:value-type="string" calcext:value-type="string">
            <text:p>Runtime_100</text:p>
          </table:table-cell>
          <table:table-cell office:value-type="string" calcext:value-type="string">
            <text:p>Runtime_200</text:p>
          </table:table-cell>
          <table:table-cell office:value-type="string" calcext:value-type="string">
            <text:p>Performance_50</text:p>
          </table:table-cell>
          <table:table-cell table:style-name="ce1" office:value-type="string" calcext:value-type="string">
            <text:p>Performance_75</text:p>
          </table:table-cell>
          <table:table-cell office:value-type="string" calcext:value-type="string">
            <text:p>Performance_100</text:p>
          </table:table-cell>
          <table:table-cell office:value-type="string" calcext:value-type="string">
            <text:p>Performance_200</text:p>
          </table:table-cell>
        </table:table-row>
        <table:table-row table:style-name="ro1">
          <table:table-cell office:value-type="string" calcext:value-type="string">
            <text:p>ver1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fli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17s</text:p>
          </table:table-cell>
          <table:table-cell office:value-type="float" office:value="63.3179" calcext:value-type="float">
            <text:p>63.3179</text:p>
          </table:table-cell>
          <table:table-cell office:value-type="float" office:value="510.2434" calcext:value-type="float">
            <text:p>510.2434</text:p>
          </table:table-cell>
          <table:table-cell office:value-type="float" office:value="90.3735" calcext:value-type="float">
            <text:p>90.3735</text:p>
          </table:table-cell>
          <table:table-cell office:value-type="float" office:value="92.4599" calcext:value-type="float">
            <text:p>92.4599</text:p>
          </table:table-cell>
        </table:table-row>
        <table:table-row table:style-name="ro1">
          <table:table-cell office:value-type="string" calcext:value-type="string">
            <text:p>ver2</text:p>
          </table:table-cell>
          <table:table-cell office:value-type="float" office:value="0.98" calcext:value-type="float">
            <text:p>0.98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10*n</text:p>
          </table:table-cell>
          <table:table-cell office:value-type="float" office:value="0.001" calcext:value-type="float">
            <text:p>0.001</text:p>
          </table:table-cell>
          <table:table-cell office:value-type="string" calcext:value-type="string">
            <text:p>1fil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2m</text:p>
          </table:table-cell>
          <table:table-cell office:value-type="string" calcext:value-type="string">
            <text:p>3m30s</text:p>
          </table:table-cell>
          <table:table-cell office:value-type="string" calcext:value-type="string">
            <text:p>5m</text:p>
          </table:table-cell>
          <table:table-cell office:value-type="string" calcext:value-type="string">
            <text:p>11m</text:p>
          </table:table-cell>
          <table:table-cell office:value-type="float" office:value="18.4495" calcext:value-type="float">
            <text:p>18.4495</text:p>
          </table:table-cell>
          <table:table-cell office:value-type="float" office:value="315.6545" calcext:value-type="float">
            <text:p>315.6545</text:p>
          </table:table-cell>
          <table:table-cell office:value-type="float" office:value="50.9669" calcext:value-type="float">
            <text:p>50.9669</text:p>
          </table:table-cell>
          <table:table-cell office:value-type="float" office:value="74.626" calcext:value-type="float">
            <text:p>74.626</text:p>
          </table:table-cell>
        </table:table-row>
        <table:table-row table:style-name="ro1">
          <table:table-cell office:value-type="string" calcext:value-type="string">
            <text:p>ver3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il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5m 10s</text:p>
          </table:table-cell>
          <table:table-cell office:value-type="string" calcext:value-type="string">
            <text:p>14m 30s</text:p>
          </table:table-cell>
          <table:table-cell office:value-type="string" calcext:value-type="string">
            <text:p>28m40s</text:p>
          </table:table-cell>
          <table:table-cell office:value-type="string" calcext:value-type="string">
            <text:p>122m30s</text:p>
          </table:table-cell>
          <table:table-cell office:value-type="float" office:value="10.5327" calcext:value-type="float">
            <text:p>10.5327</text:p>
          </table:table-cell>
          <table:table-cell office:value-type="float" office:value="33.5234" calcext:value-type="float">
            <text:p>33.5234</text:p>
          </table:table-cell>
          <table:table-cell office:value-type="float" office:value="39.4583" calcext:value-type="float">
            <text:p>39.4583</text:p>
          </table:table-cell>
          <table:table-cell office:value-type="float" office:value="70.4491" calcext:value-type="float">
            <text:p>70.4491</text:p>
          </table:table-cell>
        </table:table-row>
        <table:table-row table:style-name="ro1">
          <table:table-cell office:value-type="string" calcext:value-type="string">
            <text:p>ver4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1fli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5m 30s</text:p>
          </table:table-cell>
          <table:table-cell office:value-type="string" calcext:value-type="string">
            <text:p>15m 30s</text:p>
          </table:table-cell>
          <table:table-cell office:value-type="string" calcext:value-type="string">
            <text:p>30m</text:p>
          </table:table-cell>
          <table:table-cell office:value-type="string" calcext:value-type="string">
            <text:p>125m50s</text:p>
          </table:table-cell>
          <table:table-cell office:value-type="float" office:value="26.9383" calcext:value-type="float">
            <text:p>26.9383</text:p>
          </table:table-cell>
          <table:table-cell office:value-type="float" office:value="225.1532" calcext:value-type="float">
            <text:p>225.1532</text:p>
          </table:table-cell>
          <table:table-cell office:value-type="float" office:value="504.1152" calcext:value-type="float">
            <text:p>504.1152</text:p>
          </table:table-cell>
          <table:table-cell office:value-type="float" office:value="2389.7728" calcext:value-type="float">
            <text:p>2389.7728</text:p>
          </table:table-cell>
        </table:table-row>
        <table:table-row table:style-name="ro1">
          <table:table-cell office:value-type="string" calcext:value-type="string">
            <text:p>ver5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n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</text:p>
          </table:table-cell>
          <table:table-cell office:value-type="string" calcext:value-type="string">
            <text:p>set_max</text:p>
          </table:table-cell>
          <table:table-cell office:value-type="string" calcext:value-type="string">
            <text:p>3s</text:p>
          </table:table-cell>
          <table:table-cell office:value-type="string" calcext:value-type="string">
            <text:p>7s</text:p>
          </table:table-cell>
          <table:table-cell office:value-type="string" calcext:value-type="string">
            <text:p>10s</text:p>
          </table:table-cell>
          <table:table-cell office:value-type="string" calcext:value-type="string">
            <text:p>20s</text:p>
          </table:table-cell>
          <table:table-cell office:value-type="float" office:value="101.9518" calcext:value-type="float">
            <text:p>101.9518</text:p>
          </table:table-cell>
          <table:table-cell office:value-type="float" office:value="1944.3924" calcext:value-type="float">
            <text:p>1944.3924</text:p>
          </table:table-cell>
          <table:table-cell table:style-name="Default" office:value-type="float" office:value="4514.2622" calcext:value-type="float">
            <text:p>4514.2622</text:p>
          </table:table-cell>
          <table:table-cell office:value-type="float" office:value="19650.2777" calcext:value-type="float">
            <text:p>19650.2777</text:p>
          </table:table-cell>
        </table:table-row>
        <table:table-row table:style-name="ro1">
          <table:table-cell office:value-type="string" calcext:value-type="string">
            <text:p>ver6</text:p>
          </table:table-cell>
          <table:table-cell office:value-type="float" office:value="0.95" calcext:value-type="float">
            <text:p>0.95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4*nC2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2flip_neihgbor</text:p>
          </table:table-cell>
          <table:table-cell office:value-type="string" calcext:value-type="string">
            <text:p>set_min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ver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3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4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5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6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7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19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20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21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22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ver23</text:p>
          </table:table-cell>
          <table:table-cell table:number-columns-repeated="14"/>
        </table:table-row>
        <table:table-row table:style-name="ro1" table:number-rows-repeated="1048551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KR" svg:font-family="'Noto Sans CJK KR'" style:font-family-generic="swiss" style:font-pitch="variable"/>
    <style:font-face style:name="Noto Sans CJK KR1" svg:font-family="'Noto Sans CJK K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Noto Sans CJK KR1" style:font-size-asian="10pt" style:language-asian="ko" style:country-asian="KR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="Noto Sans CJK KR" fo:font-family="'Noto Sans CJK KR'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0T12:05:52.739071132</meta:creation-date>
    <dc:date>2024-01-24T12:39:37.288998269</dc:date>
    <meta:editing-duration>PT5H38M56S</meta:editing-duration>
    <meta:editing-cycles>8</meta:editing-cycles>
    <meta:generator>LibreOffice/7.3.7.2$Linux_X86_64 LibreOffice_project/30$Build-2</meta:generator>
    <meta:document-statistic meta:table-count="1" meta:cell-count="113" meta:object-count="0"/>
  </office:meta>
</office:document-meta>
</file>